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Heading_20_1">
      <style:paragraph-properties fo:text-align="justify" style:justify-single-word="false"/>
      <style:text-properties fo:language="ru" fo:country="RU"/>
    </style:style>
    <style:style style:name="P9" style:family="paragraph" style:parent-style-name="Text_20_body">
      <style:paragraph-properties fo:text-align="justify" style:justify-single-word="false"/>
      <style:text-properties fo:language="ru" fo:country="RU"/>
    </style:style>
    <style:style style:name="P10" style:family="paragraph" style:parent-style-name="Text_20_body" style:list-style-name="L4">
      <style:paragraph-properties fo:text-align="justify" style:justify-single-word="false"/>
      <style:text-properties fo:language="ru" fo:country="RU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4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14" style:family="paragraph" style:parent-style-name="Text_20_body" style:list-style-name="L1">
      <style:paragraph-properties fo:margin-left="0cm" fo:margin-right="0cm" fo:text-align="justify" style:justify-single-word="false" fo:text-indent="-0.635cm" style:auto-text-indent="false"/>
    </style:style>
    <style:style style:name="P15" style:family="paragraph" style:parent-style-name="Text_20_body" style:list-style-name="L1">
      <style:paragraph-properties fo:margin-left="0cm" fo:margin-right="0cm" fo:text-align="justify" style:justify-single-word="false" fo:text-indent="-0.635cm" style:auto-text-indent="false"/>
      <style:text-properties fo:language="ru" fo:country="RU"/>
    </style:style>
    <style:style style:name="P16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8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19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text-outline="false" style:text-line-through-style="none" style:text-position="0% 100%" style:font-name="Tahoma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Слайд</text:h>
      <text:p text:style-name="P3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8" text:outline-level="1">Слайд</text:h>
      <text:p text:style-name="P4">С тех пор, как в Российской Федерации отменена монополия на внешнюю торговлю, государств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информационных технологий позволяет сегодня автоматизировать часть процесса таможенного оформления и уменьшить его тормозящий эффект.</text:p>
      <text:p text:style-name="P4">Эта система должна заменить бумажный документооборот электронным документооборотом. <text:span text:style-name="T1">Е</text:span>е функции можно разделить на 2 группы:</text:p>
      <text:list xml:id="list31621601" text:style-name="L1">
        <text:list-item>
          <text:p text:style-name="P11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13">управление отдельным документом (создание, редактирование, просмотр, удаление)</text:p>
          <text:p text:style-name="P14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15">Настоящая работа посвящена разработке «Редактора Документов».</text:p>
        </text:list-item>
      </text:list>
      <text:h text:style-name="P8" text:outline-level="1">Слайд</text:h>
      <text:p text:style-name="P2">На этом слайде изложены требования, которые определят общий вид программного продукта, которые объединяют его с аналогичными редакторами других фирм-разработчиков.</text:p>
      <text:h text:style-name="P8" text:outline-level="1">Слайд</text:h>
      <text:p text:style-name="P2">На этом слайде изложены требования, которые должны выделить наш редактор среди аналогов, придать ему конкурентные преимущества.</text:p>
      <text:h text:style-name="P8" text:outline-level="1">Слайд</text:h>
      <text:p text:style-name="P4"><text:span text:style-name="T1">Среди основных требований к продукту — реализация его как веб-приложение на основе технологии </text:span><text:span text:style-name="T3">GWT. </text:span><text:span text:style-name="T1">Что это означает? Это означает, что в основу клиентской части приложения ляжет </text:span><text:span text:style-name="T3">AJAX-</text:span><text:span text:style-name="T1">фреймворк.</text:span></text:p>
      <text:p text:style-name="P4"><text:span text:style-name="T1">О том, что такое </text:span><text:span text:style-name="T3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все знают. О том, что хотя по этой теме написано множество книг, этому понятию, все же, многие затрудняются дать четкое определение, тоже все знают. Знают все и о том, наконец, что тот из разработчиков, кто первым применит в своей области </text:span><text:span text:style-name="T3">AJAX-</text:span><text:span text:style-name="T1">технологию, на какое-то время получит ощутимое конкурентное преимущество.</text:span></text:p>
      <text:p text:style-name="P4"><text:span text:style-name="T1">И, тем не менее, столкнувшись впервые с разработкой </text:span><text:span text:style-name="T3">AJAX-</text:span><text:span text:style-name="T1">приложения, нужно было разобраться в основах. </text:span></text:p>
      <text:p text:style-name="P4"><text:span text:style-name="T1">В чем основная особенность </text:span><text:span text:style-name="T3">AJAX(Asyncronous JavaScript And XML)? </text:span><text:span text:style-name="T1">В том, что 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этого. В сочетании с широким использованием </text:span><text:span text:style-name="T3">JavaScript </text:span><text:span text:style-name="T1">на странице, это означает не только </text:span><text:soft-page-break/><text:span text:style-name="T1">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2">Не случайно теперь перевод в веб офисных сред редактирования документов и сред программирования стал лишь вопросом времени.</text:p>
      <text:h text:style-name="P8" text:outline-level="1">Слайд</text:h>
      <text:p text:style-name="P6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каркасом для создания приложений, он содержит</text:span></text:p>
      <text:list xml:id="list31636701" text:style-name="L2">
        <text:list-item>
          <text:p text:style-name="P16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18">библиотеку, эмулирующую стандартные типы <text:span text:style-name="T3">java</text:span></text:p>
        </text:list-item>
        <text:list-item>
          <text:p text:style-name="P18">библиотеку элементов графического интерфейса</text:p>
        </text:list-item>
        <text:list-item>
          <text:p text:style-name="P18">среду исполнения, позволяющую производить полноценную отладку <text:span text:style-name="T3">java-</text:span>кода</text:p>
        </text:list-item>
      </text:list>
      <text:p text:style-name="P5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31631951" text:style-name="L3">
        <text:list-item>
          <text:p text:style-name="P19">статической типизацией</text:p>
        </text:list-item>
        <text:list-item>
          <text:p text:style-name="P19">использованием полиморфизма</text:p>
        </text:list-item>
        <text:list-item>
          <text:p text:style-name="P19">возможностью полноценной отладки</text:p>
        </text:list-item>
        <text:list-item>
          <text:p text:style-name="P17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8" text:outline-level="1">Слайд</text:h>
      <text:p text:style-name="P2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представлены на слайде.</text:p>
      <text:h text:style-name="P8" text:outline-level="1">Слайд</text:h>
      <text:p text:style-name="P4"><text:span text:style-name="T1">Простейшая технологие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2">Достоинства: простота для небольших задач. </text:p>
      <text:p text:style-name="P2">Недостатки: хранение в БД только целиком, валидация только целиком.</text:p>
      <text:h text:style-name="P8" text:outline-level="1">Слайд</text:h>
      <text:p text:style-name="P2">Многие, за недостаточностью <text:span text:style-name="T3">DOM-</text:span>парсера, пытались создать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31618295" text:style-name="L4">
        <text:list-item>
          <text:p text:style-name="P10">т.н. маршаллизацию (разбор) документа в объекты заранее сгенерированных по схеме классов</text:p>
        </text:list-item>
        <text:list-item>
          <text:p text:style-name="P12"><text:span text:style-name="T1">работу с объектами, как с обычными объектами </text:span><text:span text:style-name="T3">Java</text:span></text:p>
        </text:list-item>
        <text:list-item>
          <text:p text:style-name="P10">и демаршаллизацию их обратно по окончании работы</text:p>
        </text:list-item>
      </text:list>
      <text:p text:style-name="P2">Разработанные порознь, они удовлетворяют одним поставленным нами критериям и не удовлетворяют другим. Это будет сведено в таблицу на следующих слайдах.</text:p>
      <text:h text:style-name="P8" text:outline-level="1">Слайд</text:h>
      <text:p text:style-name="P4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 с собственной рефлексией, более глубокой, чем стандартная </text:span><text:span text:style-name="T3">Java. </text:span><text:span text:style-name="T1">Все это </text:span><text:soft-page-break/><text:span text:style-name="T1">поддержано средой разработки </text:span><text:span text:style-name="T3">Eclipse. </text:span></text:p>
      <text:p text:style-name="P2">Достоинства: удовлетворяет всем критериям</text:p>
      <text:p text:style-name="P2">Недостатки: большой набор зависимостей, на момент начала разработки редактора невозможность переноса на клиентскую сторону.</text:p>
      <text:h text:style-name="P8" text:outline-level="1">Слайд</text:h>
      <text:p text:style-name="P4"><text:span text:style-name="T1">Сопоставив все критерии, выбираем </text:span><text:span text:style-name="T3">EMF =)</text:span></text:p>
      <text:h text:style-name="P8" text:outline-level="1">Слайд</text:h>
      <text:p text:style-name="P2">От теории перейдем к практике. Проектируя систему, нужно решить 2 задачи: спроектировать клиентскую часть и серверную, заставив их правильно взаимодействовать.</text:p>
      <text:p text:style-name="P2">Модули, которые можно выделить в серверной части, с учетом взаимодействия с Порталом Декларанта, изображены на схеме.</text:p>
      <text:h text:style-name="P8" text:outline-level="1">Слайд</text:h>
      <text:p text:style-name="P2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</text:span>Его место показывает следующий слайд.</text:p>
      <text:h text:style-name="P8" text:outline-level="1">Слайд</text:h>
      <text:p text:style-name="P4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3">HTML </text:span><text:span text:style-name="T1">элементами и атрибутами для описания взаимодействия с полями и описания нестандартных элементов 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8" text:outline-level="1">Слайд</text:h>
      <text:p text:style-name="P2">Общий вид приложения</text:p>
      <text:h text:style-name="P8" text:outline-level="1">Слайд</text:h>
      <text:p text:style-name="P2">Пример более сложных элементов — всплывающих окон для редактирования множественных элементов документа</text:p>
      <text:h text:style-name="P8" text:outline-level="1">Слайд</text:h>
      <text:p text:style-name="P7">Подведем итог. Каковы результаты проделанной работы?</text:p>
      <text:p text:style-name="P1"><text:span text:style-name="T1">В ближайшие полгода ожидается внедрение разработанного продукта в составе системы ЭД</text:span><text:span text:style-name="T1"><office:annotation><dc:creator>eav eav</dc:creator><dc:date>2009-01-26T13:56:44.91</dc:date><text:p text:style-name="P20"><text:span text:style-name="T4">Внедрение где?</text:span></text:p></office:annotation></text:span></text:p>
      <text:p text:style-name="P7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Win32 OpenOffice.org_project/300m9$Build-9358</meta:generator>
    <dc:date>2009-01-27T12:16:58.89</dc:date>
    <dc:creator>eav eav</dc:creator>
    <meta:editing-duration>PT02H32M39S</meta:editing-duration>
    <meta:editing-cycles>83</meta:editing-cycles>
    <meta:document-statistic meta:table-count="0" meta:image-count="0" meta:object-count="0" meta:page-count="3" meta:paragraph-count="64" meta:word-count="918" meta:character-count="7014"/>
    <meta:user-defined meta:name="Поле 1"/>
    <meta:user-defined meta:name="Поле 2"/>
    <meta:user-defined meta:name="Поле 3"/>
    <meta:user-defined meta:name="Поле 4"/>
  </office:meta>
</office:document-meta>
</file>